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officeooo:rsid="00108cd8" officeooo:paragraph-rsid="00108cd8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officeooo:rsid="00108cd8" officeooo:paragraph-rsid="00108cd8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officeooo:rsid="00108cd8" officeooo:paragraph-rsid="00108cd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8cd8" officeooo:paragraph-rsid="0017637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10c57" officeooo:paragraph-rsid="00110c57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44cf0" officeooo:paragraph-rsid="00144cf0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59e68" officeooo:paragraph-rsid="00176372" style:font-size-asian="11.3500003814697pt" style:font-weight-asian="normal" style:font-size-complex="13pt" style:font-weight-complex="normal"/>
    </style:style>
    <style:style style:name="T1" style:family="text">
      <style:text-properties officeooo:rsid="00110c57"/>
    </style:style>
    <style:style style:name="T2" style:family="text">
      <style:text-properties officeooo:rsid="0012ee13"/>
    </style:style>
    <style:style style:name="T3" style:family="text">
      <style:text-properties officeooo:rsid="00159e68"/>
    </style:style>
    <style:style style:name="T4" style:family="text">
      <style:text-properties officeooo:rsid="00176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<text:span text:style-name="T2">NK</text:span> :</text:p>
      <text:p text:style-name="P3"/>
      <text:p text:style-name="P3">Ornitaupe -} Ornitorynque et Ta<text:span text:style-name="T2">nk</text:span></text:p>
      <text:p text:style-name="P3"/>
      <text:p text:style-name="P3">Type NORMAL et EAU <text:s text:c="10"/><text:span text:style-name="T1">Faible au Combat X2 et Plante X1</text:span></text:p>
      <text:p text:style-name="P3"/>
      <text:p text:style-name="P3">Evoltution : <text:span text:style-name="T2">Evoltion finale</text:span></text:p>
      <text:p text:style-name="P3"/>
      <text:p text:style-name="P3">Les attaques :</text:p>
      <text:p text:style-name="P3"/>
      <text:p text:style-name="P3"><text:span text:style-name="T2">Niv29 :</text:span>PistoletAO</text:p>
      <text:p text:style-name="P3">Niv37 : Ecras’Face<text:tab/><text:tab/><text:tab/><text:tab/><text:tab/><text:tab/><text:tab/><text:span text:style-name="T4">PAS DE PHOTO</text:span></text:p>
      <text:p text:style-name="P3">Niv.53 : HydroCanon<text:tab/><text:tab/><text:tab/><text:tab/><text:tab/></text:p>
      <text:p text:style-name="P3">Niv67 : Giga Impact</text:p>
      <text:p text:style-name="P6">Niv:70 : <text:span text:style-name="T3">Hydro Blast</text:span></text:p>
      <text:p text:style-name="P3"/>
      <text:p text:style-name="P4">Description : <text:span text:style-name="T3">Il y a plusieurs siècles, ces OpMons avaient une</text:span></text:p>
      <text:p text:style-name="P7"><text:s/>grand rivalité avec les Akwakwaks.</text:p>
      <text:p text:style-name="P3"/>
      <text:p text:style-name="P5">Stats : </text:p>
      <text:p text:style-name="P5"/>
      <text:p text:style-name="P5">PV : <text:span text:style-name="T3">90</text:span></text:p>
      <text:p text:style-name="P5">Attaque : <text:span text:style-name="T3">80</text:span></text:p>
      <text:p text:style-name="P5">Defense : <text:span text:style-name="T3">75</text:span></text:p>
      <text:p text:style-name="P5"><text:s/>AS : <text:span text:style-name="T3">72</text:span></text:p>
      <text:p text:style-name="P5">DS : <text:span text:style-name="T3">80</text:span></text:p>
      <text:p text:style-name="P5">Vitesse : <text:span text:style-name="T3">60</text:span></text:p>
      <text:p text:style-name="P5"/>
      <text:p text:style-name="P5">Taux capture : <text:span text:style-name="T4">90</text:span></text:p>
      <text:p text:style-name="P5"/>
      <text:p text:style-name="P5">Eclosion : <text:span text:style-name="T4">5</text:span>500 pas</text:p>
      <text:p text:style-name="P5"/>
      <text:p text:style-name="P5">Mensurations : 1,<text:span text:style-name="T4">6</text:span> m / <text:span text:style-name="T4">80</text:span> kg</text:p>
      <text:p text:style-name="P5"/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25:03.085102128</meta:creation-date>
    <dc:date>2018-01-06T18:51:02.634926381</dc:date>
    <meta:editing-duration>PT19M33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22" meta:word-count="95" meta:character-count="490" meta:non-whitespace-character-count="393"/>
  </office:meta>
</office:document-meta>
</file>